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c4c9" officeooo:paragraph-rsid="0003c4c9"/>
    </style:style>
    <style:style style:name="P2" style:family="paragraph" style:parent-style-name="Standard">
      <style:text-properties fo:font-size="14pt" officeooo:rsid="0003c4c9" officeooo:paragraph-rsid="0003c4c9" style:font-size-asian="14pt" style:font-size-complex="14pt"/>
    </style:style>
    <style:style style:name="P3" style:family="paragraph" style:parent-style-name="Standard">
      <style:text-properties fo:font-size="14pt" officeooo:paragraph-rsid="0003c4c9" style:font-size-asian="14pt" style:font-size-complex="14pt"/>
    </style:style>
    <style:style style:name="P4" style:family="paragraph" style:parent-style-name="Standard">
      <style:text-properties fo:font-size="14pt" officeooo:rsid="0003c7e5" officeooo:paragraph-rsid="0003c7e5" style:font-size-asian="14pt" style:font-size-complex="14pt"/>
    </style:style>
    <style:style style:name="P5" style:family="paragraph" style:parent-style-name="Standard">
      <style:text-properties fo:font-size="14pt" officeooo:rsid="00053050" officeooo:paragraph-rsid="00053050" style:font-size-asian="14pt" style:font-size-complex="14pt"/>
    </style:style>
    <style:style style:name="P6" style:family="paragraph" style:parent-style-name="Standard">
      <style:text-properties fo:font-size="14pt" officeooo:rsid="0006a1b3" officeooo:paragraph-rsid="0006a1b3" style:font-size-asian="14pt" style:font-size-complex="14pt"/>
    </style:style>
    <style:style style:name="P7" style:family="paragraph" style:parent-style-name="Standard">
      <style:text-properties fo:font-size="14pt" officeooo:rsid="0006a1b3" officeooo:paragraph-rsid="000969a0" style:font-size-asian="14pt" style:font-size-complex="14pt"/>
    </style:style>
    <style:style style:name="P8" style:family="paragraph" style:parent-style-name="Standard">
      <style:text-properties officeooo:paragraph-rsid="0006a1b3"/>
    </style:style>
    <style:style style:name="P9" style:family="paragraph" style:parent-style-name="Standard">
      <style:text-properties officeooo:rsid="0006a1b3" officeooo:paragraph-rsid="0006a1b3"/>
    </style:style>
    <style:style style:name="P10" style:family="paragraph" style:parent-style-name="Standard">
      <style:text-properties officeooo:rsid="0008337e" officeooo:paragraph-rsid="0008337e"/>
    </style:style>
    <style:style style:name="P11" style:family="paragraph" style:parent-style-name="Standard">
      <style:text-properties officeooo:paragraph-rsid="0008337e"/>
    </style:style>
    <style:style style:name="P12" style:family="paragraph" style:parent-style-name="Standard">
      <style:text-properties officeooo:rsid="000969a0" officeooo:paragraph-rsid="000969a0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6a1b3" style:font-size-asian="14pt" style:font-size-complex="14pt"/>
    </style:style>
    <style:style style:name="T3" style:family="text">
      <style:text-properties fo:font-size="14pt" officeooo:rsid="0008337e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2">Функция str, преобразующая целочисленный тип данных в строку, работает не во всех местах кода, а только после переменной и знака присваивания. Например, следующий код не работает:</text:p>
      <text:p text:style-name="P3"/>
      <text:p text:style-name="P3">int c;</text:p>
      <text:p text:style-name="P3">c = 5;</text:p>
      <text:p text:style-name="P3">print(str(c));</text:p>
      <text:p text:style-name="P3"/>
      <text:p text:style-name="P2">Сейчас приходится писать следующим образом: </text:p>
      <text:p text:style-name="P2"/>
      <text:p text:style-name="P2">int c;</text:p>
      <text:p text:style-name="P2">c = 5;</text:p>
      <text:p text:style-name="P2">string buf; </text:p>
      <text:p text:style-name="P2">buf = str(c);</text:p>
      <text:p text:style-name="P2">print(buf);</text:p>
      <text:p text:style-name="P2"/>
      <text:p text:style-name="P4">2.</text:p>
      <text:p text:style-name="P5">Не пережевывается выражение «-переменная». Например, следующий код не работает: </text:p>
      <text:p text:style-name="P5"/>
      <text:p text:style-name="P5">int c;</text:p>
      <text:p text:style-name="P5">c = 5;</text:p>
      <text:p text:style-name="P5">int a; </text:p>
      <text:p text:style-name="P5">a = (-c + 4);</text:p>
      <text:p text:style-name="P5">string buf; </text:p>
      <text:p text:style-name="P5">buf = str(a);</text:p>
      <text:p text:style-name="P5">print(buf); </text:p>
      <text:p text:style-name="P5"/>
      <text:p text:style-name="P5">Сейчас приходится писать следующим образом: </text:p>
      <text:p text:style-name="P5"/>
      <text:p text:style-name="P5">int c;</text:p>
      <text:p text:style-name="P5">c = 5;</text:p>
      <text:p text:style-name="P5">int a; </text:p>
      <text:p text:style-name="P5">a = (((-1)*c) + 4);</text:p>
      <text:p text:style-name="P5">string buf; </text:p>
      <text:p text:style-name="P5">buf = str(a);</text:p>
      <text:p text:style-name="P5">print(buf); </text:p>
      <text:p text:style-name="P5"/>
      <text:p text:style-name="P5">3.</text:p>
      <text:p text:style-name="P6">Следующий код работает: </text:p>
      <text:p text:style-name="P6"/>
      <text:p text:style-name="P6">print(10); </text:p>
      <text:p text:style-name="P6"/>
      <text:p text:style-name="P6"><text:soft-page-break/>Язык Basm — язык со статической типизацией. Операция print принимает на вход строку. Данный код должен вызвать ошибку с соответствующим сообщением о несоответствии типов данных.</text:p>
      <text:p text:style-name="P6"/>
      <text:p text:style-name="P6">4.</text:p>
      <text:p text:style-name="P6">Аналогично первому багу не везде читаются операции len и <text:s/>index, выражения переменная[индекс1:индекс2]. Например, </text:p>
      <text:p text:style-name="P6"/>
      <text:p text:style-name="P6">string buf; </text:p>
      <text:p text:style-name="P6">buf = "Hello world!\n";</text:p>
      <text:p text:style-name="P6">buf = buf[2:5];</text:p>
      <text:p text:style-name="P6">print(buf);</text:p>
      <text:p text:style-name="P6"/>
      <text:p text:style-name="P8"><text:span text:style-name="T2">Данный код работает. Однако, если buf[2:5] переместить в более сложное выражение, то код может перестать работать. Затрудняюсь привести такой пример. Однако, если этот баг обозначен, значит такая проблема была. </text:span></text:p>
      <text:p text:style-name="P8"><text:span text:style-name="T2"/></text:p>
      <text:p text:style-name="P9"><text:span text:style-name="T1">5.</text:span></text:p>
      <text:p text:style-name="P9"><text:span text:style-name="T1">Не вычисляется индекс внутри выражения переменная[индекс]. Например, следующий код не работает: </text:span></text:p>
      <text:p text:style-name="P9"><text:span text:style-name="T1"/></text:p>
      <text:p text:style-name="P9"><text:span text:style-name="T1">string buf; </text:span></text:p>
      <text:p text:style-name="P9"><text:span text:style-name="T1">buf = "Hello world!\n";</text:span></text:p>
      <text:p text:style-name="P9"><text:span text:style-name="T1">print(buf[(2+1):5]);</text:span></text:p>
      <text:p text:style-name="P9"><text:span text:style-name="T1"/></text:p>
      <text:p text:style-name="P10"><text:span text:style-name="T1">6.</text:span></text:p>
      <text:p text:style-name="P11"><text:span text:style-name="T3">В случае экранированных кавычек нельзя ставить пробелы внутри этих кавычек. Например, следующий код сотрет пробел между словами «Hello» и «world»:</text:span></text:p>
      <text:p text:style-name="P11"><text:span text:style-name="T3"/></text:p>
      <text:p text:style-name="P11"><text:span text:style-name="T3">string buf; </text:span></text:p>
      <text:p text:style-name="P11"><text:span text:style-name="T3">buf = "\"Hello world!\"\n";</text:span></text:p>
      <text:p text:style-name="P11"><text:span text:style-name="T3">print(buf);</text:span></text:p>
      <text:p text:style-name="P11"><text:span text:style-name="T3"/></text:p>
      <text:p text:style-name="P10"><text:span text:style-name="T1">В случае с экранированными кавычками и пользовательским символом «;» внутри кавычек возникает масса проблем. Их нужно отловить и вылечить </text:span></text:p>
      <text:p text:style-name="P10"><text:span text:style-name="T1"/></text:p>
      <text:p text:style-name="P10"><text:span text:style-name="T1">7.</text:span></text:p>
      <text:p text:style-name="P12"><text:span text:style-name="T1">При доставании данных с верхушки стека не происходит проверка на соответствие типов. Например, следующий код приведет к тому, что в переменную a целого типа положиться число типа float: </text:span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oft-page-break/><text:span text:style-name="T1">int a; </text:span></text:p>
      <text:p text:style-name="P12"><text:span text:style-name="T1">float b; </text:span></text:p>
      <text:p text:style-name="P12"><text:span text:style-name="T1"/></text:p>
      <text:p text:style-name="P12"><text:span text:style-name="T1">b = 10.5;</text:span></text:p>
      <text:p text:style-name="P12"><text:span text:style-name="T1">push(b); </text:span></text:p>
      <text:p text:style-name="P12"><text:span text:style-name="T1">pop(a);</text:span></text:p>
      <text:p text:style-name="P12"><text:span text:style-name="T1">string buf; </text:span></text:p>
      <text:p text:style-name="P12"><text:span text:style-name="T1">buf = str(a); </text:span></text:p>
      <text:p text:style-name="P12"><text:span text:style-name="T1">print(buf); </text:span></text:p>
      <text:p text:style-name="P10"><text:span text:style-name="T1"/></text:p>
      <text:p text:style-name="P12"><text:span text:style-name="T1">Так быть не должно. </text:span><text:span text:style-name="T2">Данный код должен вызвать ошибку с соответствующим сообщением о несоответствии типов данных.</text:span></text:p>
      <text:p text:style-name="P7"><text:span text:style-name="T1"/></text:p>
      <text:p text:style-name="P10"><text:span text:style-name="T1"/></text:p>
      <text:p text:style-name="P6"/>
      <text:p text:style-name="P6"><text:s/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21:28:13.090333814</meta:creation-date>
    <meta:generator>LibreOffice/6.4.2.2$Linux_X86_64 LibreOffice_project/40$Build-2</meta:generator>
    <dc:date>2022-03-17T21:55:30.528144063</dc:date>
    <meta:editing-duration>PT17M5S</meta:editing-duration>
    <meta:editing-cycles>5</meta:editing-cycles>
    <meta:document-statistic meta:table-count="0" meta:image-count="0" meta:object-count="0" meta:page-count="3" meta:paragraph-count="62" meta:word-count="308" meta:character-count="2040" meta:non-whitespace-character-count="1764"/>
  </office:meta>
</office:document-meta>
</file>